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sans-serif"/>
    <style:font-face style:name="urw-din" svg:font-family="urw-din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61484" officeooo:paragraph-rsid="0016148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cde5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7cde5" officeooo:paragraph-rsid="0017cde5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61484"/>
    </style:style>
    <style:style style:name="T3" style:family="text">
      <style:text-properties fo:font-variant="normal" fo:text-transform="none" fo:color="#000000" loext:opacity="100%" style:font-name="urw-din" fo:font-size="12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fffff" loext:opacity="100%" style:font-name="urw-din" fo:font-size="12.75pt" fo:letter-spacing="normal" fo:font-style="normal" fo:font-weight="normal" loext:padding="0cm" loext:border="none"/>
    </style:style>
    <style:style style:name="T5" style:family="text">
      <style:text-properties officeooo:rsid="0017cde5"/>
    </style:style>
    <style:style style:name="T6" style:family="text">
      <style:text-properties fo:color="#000000" loext:opacity="100%" officeooo:rsid="0017c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I</text:span><text:span text:style-name="T1">nheritance</text:span></text:p>
      <text:p text:style-name="P1"><text:span text:style-name="T2">I</text:span><text:span text:style-name="T1">nherit fields and methods from one class to </text:span><text:span text:style-name="T2">other class.</text:span> </text:p>
      <text:p text:style-name="P3"/>
      <text:p text:style-name="P1">Derived Class (child) - the class that inherits from another class</text:p>
      <text:p text:style-name="P1">Base Class (parent) - the class being inherited from</text:p>
      <text:p text:style-name="P1"/>
      <text:p text:style-name="P6">Reusability of classes are provided by inheritance.</text:p>
      <text:p text:style-name="P6">If you use “sealed” keyword, it can't implemented to any class.</text:p>
      <text:p text:style-name="P6"/>
      <text:p text:style-name="P5"><text:span text:style-name="T6">HW : <text:s/>You can search “</text:span><text:span text:style-name="Strong_20_Emphasis"><text:span text:style-name="T3">Types of Inheritance in C#</text:span></text:span> “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sans-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07:25:43.125000000</dc:date>
    <meta:editing-duration>PT8M51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7" meta:word-count="60" meta:character-count="352" meta:non-whitespace-character-count="297"/>
  </office:meta>
</office:document-meta>
</file>